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894cm" fo:min-width="3.819cm"/>
    </style:style>
    <style:style style:name="gr2" style:family="graphic" style:parent-style-name="standard">
      <style:graphic-properties draw:textarea-horizontal-align="justify" draw:textarea-vertical-align="middle" draw:auto-grow-height="false" fo:min-height="3.418cm" fo:min-width="3.168cm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5.469cm"/>
    </style:style>
    <style:style style:name="gr4" style:family="graphic" style:parent-style-name="standard">
      <style:graphic-properties draw:textarea-horizontal-align="justify" draw:textarea-vertical-align="middle" draw:auto-grow-height="false" fo:min-height="1.584cm" fo:min-width="4.382cm"/>
    </style:style>
    <style:style style:name="gr5" style:family="graphic" style:parent-style-name="objectwithoutfill">
      <style:graphic-properties draw:marker-start="" draw:marker-start-width="0.3cm" draw:marker-end="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211cm" fo:min-width="3.311cm"/>
    </style:style>
    <style:style style:name="gr7" style:family="graphic" style:parent-style-name="standard">
      <style:graphic-properties draw:textarea-horizontal-align="justify" draw:textarea-vertical-align="middle" draw:auto-grow-height="false" fo:min-height="3.18cm" fo:min-width="3.056cm"/>
    </style:style>
    <style:style style:name="gr8" style:family="graphic" style:parent-style-name="standard">
      <style:graphic-properties svg:stroke-width="0.028cm" draw:marker-start="Diamond" draw:marker-start-width="0.242cm" draw:marker-end-width="0.242cm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469cm" fo:min-width="3.759cm"/>
    </style:style>
    <style:style style:name="gr1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318cm" svg:height="3.429cm" svg:x="21.955cm" svg:y="16.621cm">
          <text:p text:style-name="P1"><text:span text:style-name="T1">Sqlite Database</text:span></text:p>
          <text:p text:style-name="P1"><text:span text:style-name="T1">(Local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4" draw:id="id4" draw:layer="layout" svg:width="4.064cm" svg:height="4.064cm" svg:x="4.556cm" svg:y="16.24cm">
          <text:p text:style-name="P1">Reci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5.969cm" svg:height="3.302cm" svg:x="2.27cm" svg:y="3.54cm">
          <text:p text:style-name="P1">Front End Application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08cm" svg:height="2.032cm" svg:x="12.43cm" svg:y="10.652cm">
          <text:p text:style-name="P1">Recipe / Sql </text:p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7.51cm" svg:y1="11.668cm" svg:x2="21.955cm" svg:y2="18.336cm" draw:start-shape="id1" draw:start-glue-point="1" draw:end-shape="id2" draw:end-glue-point="6" svg:d="M17510 11668h2223v6668h2222" svg:viewBox="0 0 4446 6669">
          <text:p/>
        </draw:connector>
        <draw:custom-shape draw:style-name="gr6" draw:text-style-name="P1" xml:id="id6" draw:id="id6" draw:layer="layout" svg:width="3.81cm" svg:height="3.937cm" svg:x="22.209cm" svg:y="4.302cm">
          <text:p text:style-name="P1">Sync Servi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xml:id="id3" draw:id="id3" draw:layer="layout" svg:width="4.699cm" svg:height="4.572cm" svg:x="4.429cm" svg:y="9.382cm">
          <text:p text:style-name="P1">List of </text:p>
          <text:p text:style-name="P1">recipe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3" draw:layer="layout" svg:x1="9.128cm" svg:y1="11.668cm" svg:x2="12.43cm" svg:y2="11.668cm" draw:start-shape="id3" draw:start-glue-point="1" draw:end-shape="id1" svg:d="M9128 11668h3302" svg:viewBox="0 0 3303 1">
          <text:p/>
        </draw:connector>
        <draw:connector draw:style-name="gr8" draw:text-style-name="P1" draw:layer="layout" svg:x1="6.207cm" svg:y1="13.954cm" svg:x2="6.588cm" svg:y2="16.24cm" draw:start-shape="id3" draw:start-glue-point="7" draw:end-shape="id4" draw:end-glue-point="0" svg:d="M6207 13954v1144h381v1142" svg:viewBox="0 0 382 2287">
          <text:p/>
        </draw:connector>
        <draw:connector draw:style-name="gr9" draw:text-style-name="P3" draw:layer="layout" svg:x1="6.778cm" svg:y1="9.382cm" svg:x2="5.254cm" svg:y2="6.842cm" draw:start-shape="id3" draw:start-glue-point="0" draw:end-shape="id5" svg:d="M6778 9382v-1270h-1524v-1270" svg:viewBox="0 0 1525 2541">
          <text:p/>
        </draw:connector>
        <draw:custom-shape draw:style-name="gr10" draw:text-style-name="P4" xml:id="id7" draw:id="id7" draw:layer="layout" svg:width="4.445cm" svg:height="1.905cm" svg:x="21.955cm" svg:y="10.271cm">
          <text:p text:style-name="P1"><text:span text:style-name="T1">Sync Service</text:span></text:p>
          <text:p text:style-name="P1"><text:span text:style-name="T1">Updater 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24.114cm" svg:y1="8.239cm" svg:x2="24.177cm" svg:y2="10.271cm" draw:start-shape="id6" draw:start-glue-point="7" draw:end-shape="id7" draw:end-glue-point="0" svg:d="M24114 8239v1016h63v1016" svg:viewBox="0 0 64 2033">
          <text:p/>
        </draw:connector>
        <draw:connector draw:style-name="gr11" draw:text-style-name="P1" draw:layer="layout" svg:x1="24.177cm" svg:y1="12.176cm" svg:x2="24.114cm" svg:y2="16.621cm" draw:start-shape="id7" draw:start-glue-point="2" draw:end-shape="id2" draw:end-glue-point="5" svg:d="M24177 12176v2222h-63v2223" svg:viewBox="0 0 64 44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